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t Aston QuizzApp</text:p>
      <text:p text:style-name="Subtitle">Idées</text:p>
      <text:p text:style-name="P1">- Quizz</text:p>
      <text:p text:style-name="P1">- Classements</text:p>
      <text:p text:style-name="P1">- Importer un quizz</text:p>
      <text:p text:style-name="P1">- Exporter un quizz</text:p>
      <text:p text:style-name="P1">- Ajouter / Supprimer un quizz (via un éditeur dans l’application)</text:p>
      <text:p text:style-name="P1">- Abonnement</text:p>
      <text:p text:style-name="P1">- Accessibilité des quizz (privé, public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fo:font-size="28pt" fo:font-weight="bold" officeooo:rsid="0013e86f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color="#9999ff" fo:font-size="18pt" fo:font-weight="normal" officeooo:rsid="0013e86f" style:font-size-asian="15.75pt" style:font-weight-asian="normal" style:font-size-complex="1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4:35.127576268</meta:creation-date>
    <dc:date>2018-02-27T15:36:03.582493254</dc:date>
    <meta:editing-duration>PT1M13S</meta:editing-duration>
    <meta:editing-cycles>1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9" meta:word-count="35" meta:character-count="203" meta:non-whitespace-character-count="177"/>
  </office:meta>
</office:document-meta>
</file>